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e2a6" officeooo:paragraph-rsid="001ee2a6"/>
    </style:style>
    <style:style style:name="P2" style:family="paragraph" style:parent-style-name="Standard">
      <style:text-properties officeooo:rsid="001f0bf2" officeooo:paragraph-rsid="001f0b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时间简史</text:p>
      <text:p text:style-name="P1"/>
      <text:p text:style-name="P1">2.</text:p>
      <text:p text:style-name="P1">牛与鸡谁贵</text:p>
      <text:p text:style-name="P1"/>
      <text:p text:style-name="P1">3.</text:p>
      <text:p text:style-name="P1">熊与小和尚、光头强</text:p>
      <text:p text:style-name="P1"/>
      <text:p text:style-name="P2">4.</text:p>
      <text:p text:style-name="P2">牙签与刺猬</text:p>
      <text:p text:style-name="P2"/>
      <text:p text:style-name="P2">5.</text:p>
      <text:p text:style-name="P2">韭菜苗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20:52:36.914713044</meta:creation-date>
    <dc:date>2018-11-14T21:05:35.222188612</dc:date>
    <meta:editing-duration>PT12M56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10" meta:word-count="31" meta:character-count="36" meta:non-whitespace-character-count="36"/>
  </office:meta>
</office:document-meta>
</file>